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WPC" svg:font-family="'Segoe WPC', 'Segoe UI', sans-serif"/>
  </office:font-face-decls>
  <office:automatic-styles>
    <style:style style:name="P1" style:family="paragraph" style:parent-style-name="Standard">
      <style:text-properties officeooo:rsid="00079e47" officeooo:paragraph-rsid="00079e47"/>
    </style:style>
    <style:style style:name="P2" style:family="paragraph" style:parent-style-name="Standard">
      <style:text-properties fo:color="#000000" loext:opacity="100%" officeooo:paragraph-rsid="00079e47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cm" fo:margin-bottom="0cm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cm" fo:margin-bottom="0cm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 fo:padding="0.049cm" fo:border="0.06pt solid #000000"/>
      <style:text-properties fo:font-variant="normal" fo:text-transform="none" fo:color="#000000" loext:opacity="100%" style:font-name="Segoe WPC" fo:font-size="6.5pt" fo:letter-spacing="normal" fo:font-style="normal" fo:font-weight="normal"/>
    </style:style>
    <style:style style:name="P19" style:family="paragraph" style:parent-style-name="Text_20_body" style:list-style-name="L9">
      <style:paragraph-properties fo:margin-left="0cm" fo:margin-right="0cm" fo:margin-top="0cm" fo:margin-bottom="0cm" style:contextual-spacing="false" fo:line-height="150%" fo:orphans="2" fo:widows="2" fo:text-indent="0cm" style:auto-text-indent="false" fo:padding="0.049cm" fo:border="0.06pt solid #000000"/>
    </style:style>
    <style:style style:name="T1" style:family="text">
      <style:text-properties officeooo:rsid="00079e47"/>
    </style:style>
    <style:style style:name="T2" style:family="text">
      <style:text-properties fo:font-variant="normal" fo:text-transform="none" fo:color="#d4d4d4" loext:opacity="100%" style:font-name="Segoe WPC" fo:font-size="6.5pt" fo:letter-spacing="normal" fo:font-style="normal" fo:font-weight="bold" loext:padding="0.049cm" loext:border="0.06pt solid #000000"/>
    </style:style>
    <style:style style:name="T3" style:family="text">
      <style:text-properties fo:font-variant="normal" fo:text-transform="none" fo:color="#d4d4d4" loext:opacity="100%" style:font-name="Segoe WPC" fo:font-size="6.5pt" fo:letter-spacing="normal" fo:font-style="normal" fo:font-weight="normal"/>
    </style:style>
    <style:style style:name="T4" style:family="text">
      <style:text-properties fo:font-variant="normal" fo:text-transform="none" style:font-name="Segoe WPC" fo:font-size="6.5pt" fo:letter-spacing="normal" fo:font-style="normal" fo:font-weight="normal"/>
    </style:style>
    <style:style style:name="T5" style:family="text">
      <style:text-properties fo:font-variant="normal" fo:text-transform="none" style:font-name="Segoe WPC" fo:font-size="6.5pt" fo:letter-spacing="normal" fo:font-style="normal" fo:font-weight="bold" loext:padding="0.049cm" loext:border="0.06pt solid #000000"/>
    </style:style>
    <style:style style:name="T6" style:family="text">
      <style:text-properties fo:font-variant="normal" fo:text-transform="none" fo:color="#000000" loext:opacity="100%" style:font-name="Segoe WPC" fo:font-size="6.5pt" fo:letter-spacing="normal" fo:font-style="normal" fo:font-weight="bold" loext:padding="0.049cm" loext:border="0.06pt solid #000000"/>
    </style:style>
    <style:style style:name="T7" style:family="text">
      <style:text-properties fo:font-variant="normal" fo:text-transform="none" fo:color="#000000" loext:opacity="100%" style:font-name="Segoe WPC" fo:font-size="6.5pt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">
        <style:list-level-properties text:space-before="0.282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/></text:p>
      <text:p text:style-name="Text_20_body"><text:span text:style-name="Strong_20_Emphasis">Plano de Campanha: Aumentar Leads em 50%</text:span></text:p>
      <text:p text:style-name="Horizontal_20_Line"/>
      <text:h text:style-name="Heading_20_3" text:outline-level="3">Resumo</text:h>
      <text:p text:style-name="Text_20_body">Objetivo: Aumentar os leads em 50% focando na audiência de 25 a 45 anos com interesse em Inteligência Artificial e Blockchain.<text:line-break/>Tom/Voz: Inspirador, motivando a audiência a explorar o futuro tecnológico com sua empresa.<text:line-break/>Budget Total: R$ 500.000<text:line-break/>Lançamento: 30/11/2025<text:line-break/>KPIs Focados: Engajamento (curtidas, comentários, compartilhamentos, tempo de interação, taxas de abertura e clique, inscrições e participações em eventos)</text:p>
      <text:p text:style-name="Text_20_body">A campanha consiste em uma combinação estratégica de e-mail marketing, redes sociais, eventos (online e presenciais), mídia paga e parcerias com influencers para criar um funil robusto e engajante que converta interesse em leads qualificados.</text:p>
      <text:p text:style-name="Horizontal_20_Line"/>
      <text:p text:style-name="Text_20_body">O plano está bem estruturado e já alinhado ao cronograma (falta menos de 1 mês para o lançamento). As melhorias agora devem focar em <text:span text:style-name="Strong_20_Emphasis">execução e otimização tática</text:span>, não em grandes revisões estratégicas.</text:p>
      <text:p text:style-name="Text_20_body">Ajustes de alta prioridade:</text:p>
      <text:list xml:id="list3023981221" text:style-name="L8">
        <text:list-item>
          <text:p text:style-name="P17"><text:span text:style-name="Strong_20_Emphasis">Reforçar pré-lançamento (período crítico)</text:span></text:p>
          <text:list>
            <text:list-item>
              <text:p text:style-name="P17">Intensifique o buzz entre 03 e 25/11.</text:p>
            </text:list-item>
            <text:list-item>
              <text:p text:style-name="P17">Planeje <text:span text:style-name="Strong_20_Emphasis">mínimo de 3 ações de contagem regressiva</text:span>: posts diários + teasers em vídeo curto + e-mails “últimos dias”.</text:p>
            </text:list-item>
            <text:list-item>
              <text:p text:style-name="P17">Ative retargeting para quem interagiu nas últimas 4 semanas.</text:p>
            </text:list-item>
          </text:list>
        </text:list-item>
        <text:list-item>
          <text:p text:style-name="P17"><text:span text:style-name="Strong_20_Emphasis">Influenciadores — performance e urgência</text:span></text:p>
          <text:list>
            <text:list-item>
              <text:p text:style-name="P17">Peça aos parceiros que publiquem conteúdos coordenados com hashtag única e CTA comum (“#EIAHFuturo”).</text:p>
            </text:list-item>
            <text:list-item>
              <text:p text:style-name="P17">Bonifique performance com base em leads captados nesta janela final.</text:p>
            </text:list-item>
          </text:list>
        </text:list-item>
        <text:list-item>
          <text:p text:style-name="P17"><text:span text:style-name="Strong_20_Emphasis">Paid Media — foco em otimização</text:span></text:p>
          <text:list>
            <text:list-item>
              <text:p text:style-name="P17">Reduza experimentos, concentre verba nas <text:span text:style-name="Strong_20_Emphasis">2 plataformas com menor CPL</text:span> até agora.</text:p>
            </text:list-item>
            <text:list-item>
              <text:p text:style-name="P17">Rode campanhas <text:span text:style-name="Strong_20_Emphasis">dia e noite</text:span> com variação criativa leve (não mude copy).</text:p>
            </text:list-item>
            <text:list-item>
              <text:p text:style-name="P17">Configure alertas automáticos de performance diária no CRM.</text:p>
            </text:list-item>
          </text:list>
        </text:list-item>
        <text:list-item>
          <text:p text:style-name="P17"><text:span text:style-name="Strong_20_Emphasis">Eventos e Webinars</text:span></text:p>
          <text:list>
            <text:list-item>
              <text:p text:style-name="P17">Se o evento presencial já estiver fechado, adicione transmissão ao vivo (YouTube ou LinkedIn Live) para capturar novos leads no dia.</text:p>
            </text:list-item>
            <text:list-item>
              <text:p text:style-name="P17"><text:soft-page-break/>Crie QR codes para inscrição rápida durante as lives.</text:p>
            </text:list-item>
          </text:list>
        </text:list-item>
        <text:list-item>
          <text:p text:style-name="P17"><text:span text:style-name="Strong_20_Emphasis">CRM e automação de pós-evento</text:span></text:p>
          <text:list>
            <text:list-item>
              <text:p text:style-name="P17">Configure mensagens automáticas “obrigado por participar” + <text:span text:style-name="Strong_20_Emphasis">oferta de continuidade</text:span> (ebook, consultoria, curso).</text:p>
            </text:list-item>
            <text:list-item>
              <text:p text:style-name="P17">Capture feedback instantâneo via formulário curto (NPS e intenção de compra).</text:p>
            </text:list-item>
          </text:list>
        </text:list-item>
        <text:list-item>
          <text:p text:style-name="P17"><text:span text:style-name="Strong_20_Emphasis">KPIs e dashboards de acompanhamento diário</text:span></text:p>
          <text:list>
            <text:list-item>
              <text:p text:style-name="P17">Acompanhe diariamente: CPL, CTR, leads novos, taxa de resposta a e-mails, engajamento social.</text:p>
            </text:list-item>
            <text:list-item>
              <text:p text:style-name="P17">Ajuste anúncios em tempo real conforme métricas.</text:p>
            </text:list-item>
          </text:list>
        </text:list-item>
        <text:list-item>
          <text:p text:style-name="P17"><text:span text:style-name="Strong_20_Emphasis">Planejamento de pós-lançamento (01-15/12)</text:span></text:p>
          <text:list>
            <text:list-item>
              <text:p text:style-name="P17">Prepare desde agora o material de follow-up.</text:p>
            </text:list-item>
            <text:list-item>
              <text:p text:style-name="P17">Envie newsletter “Resultados do evento” e <text:span text:style-name="Strong_20_Emphasis">conteúdo educacional gratuito</text:span> para manter o público ativo até 2026.</text:p>
            </text:list-item>
          </text:list>
        </text:list-item>
      </text:list>
      <text:p text:style-name="Text_20_body">Essas ações preservam o plano estratégico, mas aumentam o impacto imediato e a eficiência da reta final.<text:line-break/>Meta: <text:span text:style-name="Strong_20_Emphasis">fechar o mês de novembro com 80 % do aumento de leads já atingido antes do evento principal</text:span>.</text:p>
      <text:p text:style-name="Text_20_body"/>
      <text:p text:style-name="P2"><text:span text:style-name="T1">Codex&gt; </text:span></text:p>
      <text:p text:style-name="P2"><text:span text:style-name="T4"/></text:p>
      <text:p text:style-name="P2"><text:span text:style-name="T4">Com o lançamento marcado para 30/11 e hoje já sendo 03/11, o plano precisa entrar em modo sprint.</text:span></text:p>
      <text:p text:style-name="P2"><text:span text:style-name="T4"/></text:p>
      <text:p text:style-name="P2"><text:span text:style-name="T4"><text:s/>Priorize ajustes táticos e de mitigação de risco:</text:span></text:p>
      <text:p text:style-name="P2"><text:span text:style-name="T4"/></text:p>
      <text:list xml:id="list1176495992" text:style-name="L9">
        <text:list-item>
          <text:p text:style-name="P19"><text:span text:style-name="Strong_20_Emphasis"><text:span text:style-name="T6">Acelere QA criativo e produção final</text:span></text:span><text:span text:style-name="T7">: todo material (e-mails, anúncios, landing pages, roteiros de eventos) deve passar por revisão integrada até 05/11 para evitar retrabalho na semana do lançamento. Use uma checklist única de copy, legal e branding.</text:span></text:p>
        </text:list-item>
        <text:list-item>
          <text:p text:style-name="P19"><text:span text:style-name="Strong_20_Emphasis"><text:span text:style-name="T6">Trave reservas e contratos pendentes</text:span></text:span><text:span text:style-name="T7">: confirme agendas de influencers, palestrantes e espaços físicos até 06/11. Inclua cláusulas de backup (criador alternativo, link de transmissão secundário) para reduzir risco de cancelamentos.</text:span></text:p>
        </text:list-item>
        <text:list-item>
          <text:p text:style-name="P19"><text:span text:style-name="Strong_20_Emphasis"><text:span text:style-name="T6">Lance o pré-aquecimento agressivo agora</text:span></text:span><text:span text:style-name="T7">: ative sequência teaser de e-mails e social retargeting ainda esta semana (04–08/11). Objetivo: capturar pelo menos 30% da meta de inscritos antes do dia 15/11 para garantir público crítico no evento.</text:span></text:p>
        </text:list-item>
        <text:list-item>
          <text:p text:style-name="P19"><text:span text:style-name="Strong_20_Emphasis"><text:span text:style-name="T6">Refine o funil de conversão</text:span></text:span><text:span text:style-name="T7">: implemente UTMs e dashboards em tempo real (GA4 + CRM) até 07/11 para monitorar origem de leads e CPL diário. Defina gatilhos de realocação de mídia se um canal superar os R$ 50 por lead por mais de 48h.</text:span></text:p>
        </text:list-item>
        <text:list-item>
          <text:p text:style-name="P19"><text:span text:style-name="Strong_20_Emphasis"><text:span text:style-name="T6">Prepare plano de contingência do evento</text:span></text:span><text:span text:style-name="T7">: valide equipe técnica, redundância de streaming e kit de comunicação de crise (FAQ, e-mail de fallback) até 10/11. Um ensaio geral no dia 20/11 com todos os speakers reduz improvisos.</text:span></text:p>
        </text:list-item>
        <text:list-item>
          <text:p text:style-name="P19"><text:span text:style-name="Strong_20_Emphasis"><text:span text:style-name="T6">Segmente nurture pós-evento antes do go-live</text:span></text:span><text:span text:style-name="T7">: configure trilhas automatizadas (30/11 + 3 dias, +7 dias) para transformar inscritos em oportunidades. Materiais evergreen devem estar agendados antes do lançamento para evitar gargalo em dezembro.</text:span></text:p>
        </text:list-item>
        <text:list-item>
          <text:p text:style-name="P19"><text:span text:style-name="Strong_20_Emphasis"><text:span text:style-name="T6">Orçamento de mídia na reta final</text:span></text:span><text:span text:style-name="T7">: reserve 20% do budget para “burst” de última semana (23–30/11) e outro 10% para remarketing entre 01–15/12, garantindo que o follow-up mantenha o impulso conquistado.</text:span></text:p>
        </text:list-item>
      </text:list>
      <text:p text:style-name="P18">Se quiser, posso ajudar a montar o checklist desses prazos ou formatar isso em um dashboard de acompanhamento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WPC" svg:font-family="'Segoe WPC', 'Segoe UI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3T09:30:20.771000000</meta:creation-date>
    <dc:date>2025-11-03T09:49:09.172000000</dc:date>
    <meta:editing-duration>PT18M48S</meta:editing-duration>
    <meta:editing-cycles>2</meta:editing-cycles>
    <meta:generator>LibreOffice/7.3.2.2$Windows_X86_64 LibreOffice_project/49f2b1bff42cfccbd8f788c8dc32c1c309559be0</meta:generator>
    <meta:document-statistic meta:table-count="0" meta:image-count="0" meta:object-count="0" meta:page-count="2" meta:paragraph-count="41" meta:word-count="720" meta:character-count="4557" meta:non-whitespace-character-count="3907"/>
  </office:meta>
</office:document-meta>
</file>